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background-color="#dee6e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73518"/>
    </style:style>
    <style:style style:name="P5" style:family="paragraph" style:parent-style-name="Heading_20_2">
      <style:text-properties officeooo:paragraph-rsid="00097913"/>
    </style:style>
    <style:style style:name="P6" style:family="paragraph" style:parent-style-name="List_20_Paragraph" style:list-style-name="WWNum6">
      <style:paragraph-properties fo:margin-top="0cm" fo:margin-bottom="0.494cm" style:contextual-spacing="true" fo:line-height="100%"/>
      <style:text-properties officeooo:paragraph-rsid="0004661b"/>
    </style:style>
    <style:style style:name="P7" style:family="paragraph" style:parent-style-name="List_20_Paragraph">
      <style:paragraph-properties fo:margin-top="0cm" fo:margin-bottom="0.494cm" style:contextual-spacing="true" fo:line-height="100%"/>
      <style:text-properties officeooo:paragraph-rsid="0004661b"/>
    </style:style>
    <style:style style:name="P8" style:family="paragraph" style:parent-style-name="List_20_Paragraph" style:list-style-name="L3">
      <style:paragraph-properties fo:margin-top="0cm" fo:margin-bottom="0.494cm" style:contextual-spacing="true" fo:line-height="115%"/>
      <style:text-properties officeooo:rsid="0004661b" officeooo:paragraph-rsid="0004661b"/>
    </style:style>
    <style:style style:name="P9" style:family="paragraph" style:parent-style-name="List_20_Paragraph" style:list-style-name="L3">
      <style:paragraph-properties fo:margin-top="0cm" fo:margin-bottom="0.494cm" style:contextual-spacing="true" fo:line-height="115%"/>
      <style:text-properties officeooo:rsid="0004661b" officeooo:paragraph-rsid="0005586e"/>
    </style:style>
    <style:style style:name="P10" style:family="paragraph" style:parent-style-name="List_20_Paragraph" style:list-style-name="L3">
      <style:paragraph-properties fo:margin-top="0cm" fo:margin-bottom="0.494cm" style:contextual-spacing="true" fo:line-height="115%"/>
      <style:text-properties fo:font-weight="bold" officeooo:rsid="0004661b" officeooo:paragraph-rsid="0005586e" style:font-weight-asian="bold" style:font-weight-complex="bold"/>
    </style:style>
    <style:style style:name="P11" style:family="paragraph" style:parent-style-name="List_20_Paragraph" style:list-style-name="L3">
      <style:paragraph-properties fo:margin-top="0cm" fo:margin-bottom="0.494cm" style:contextual-spacing="true" fo:line-height="115%"/>
      <style:text-properties fo:font-weight="bold" officeooo:rsid="0005586e" officeooo:paragraph-rsid="0005586e" style:font-weight-asian="bold" style:font-weight-complex="bold"/>
    </style:style>
    <style:style style:name="P12" style:family="paragraph" style:parent-style-name="List_20_Paragraph" style:list-style-name="L3">
      <style:paragraph-properties fo:margin-top="0cm" fo:margin-bottom="0.494cm" style:contextual-spacing="true" fo:line-height="115%"/>
      <style:text-properties officeooo:rsid="0005586e" officeooo:paragraph-rsid="0005586e"/>
    </style:style>
    <style:style style:name="P13" style:family="paragraph" style:parent-style-name="List_20_Paragraph" style:list-style-name="L3">
      <style:paragraph-properties fo:margin-top="0cm" fo:margin-bottom="0.494cm" style:contextual-spacing="true" fo:line-height="115%"/>
      <style:text-properties officeooo:rsid="0005a757" officeooo:paragraph-rsid="0005a757"/>
    </style:style>
    <style:style style:name="P14" style:family="paragraph" style:parent-style-name="List_20_Paragraph" style:list-style-name="L4">
      <style:paragraph-properties fo:margin-top="0cm" fo:margin-bottom="0.494cm" style:contextual-spacing="true" fo:line-height="100%"/>
      <style:text-properties officeooo:rsid="000e94a1" officeooo:paragraph-rsid="000e94a1"/>
    </style:style>
    <style:style style:name="P15" style:family="paragraph" style:parent-style-name="List_20_Paragraph" style:list-style-name="WWNum6">
      <style:paragraph-properties fo:margin-top="0.494cm" fo:margin-bottom="0cm" style:contextual-spacing="true" fo:line-height="100%"/>
      <style:text-properties officeooo:paragraph-rsid="0004661b"/>
    </style:style>
    <style:style style:name="P16" style:family="paragraph" style:parent-style-name="List_20_Paragraph" style:list-style-name="WWNum6">
      <style:paragraph-properties fo:margin-top="0cm" fo:margin-bottom="0cm" style:contextual-spacing="true" fo:line-height="100%"/>
      <style:text-properties officeooo:paragraph-rsid="0004661b"/>
    </style:style>
    <style:style style:name="P17" style:family="paragraph" style:parent-style-name="List_20_Paragraph">
      <style:paragraph-properties fo:margin-left="0cm" fo:margin-right="0cm" fo:margin-top="0cm" fo:margin-bottom="0.494cm" style:contextual-spacing="true" fo:line-height="100%" fo:text-indent="0cm" style:auto-text-indent="false"/>
      <style:text-properties officeooo:rsid="0004661b" officeooo:paragraph-rsid="0004661b"/>
    </style:style>
    <style:style style:name="P18" style:family="paragraph" style:parent-style-name="List_20_Paragraph">
      <style:paragraph-properties fo:margin-left="0cm" fo:margin-right="0cm" fo:margin-top="0cm" fo:margin-bottom="0.494cm" style:contextual-spacing="true" fo:line-height="115%" fo:text-indent="0cm" style:auto-text-indent="false"/>
      <style:text-properties officeooo:rsid="0004661b" officeooo:paragraph-rsid="0004661b"/>
    </style:style>
    <style:style style:name="P19" style:family="paragraph" style:parent-style-name="Standard">
      <style:text-properties officeooo:paragraph-rsid="0004661b"/>
    </style:style>
    <style:style style:name="P20" style:family="paragraph" style:parent-style-name="Standard">
      <style:text-properties officeooo:paragraph-rsid="00073518"/>
    </style:style>
    <style:style style:name="P21" style:family="paragraph" style:parent-style-name="Standard">
      <style:text-properties officeooo:rsid="00073518" officeooo:paragraph-rsid="00073518"/>
    </style:style>
    <style:style style:name="P22" style:family="paragraph" style:parent-style-name="Standard">
      <style:text-properties officeooo:rsid="00073518" officeooo:paragraph-rsid="0011340d"/>
    </style:style>
    <style:style style:name="P23" style:family="paragraph" style:parent-style-name="Standard" style:list-style-name="L5">
      <style:text-properties officeooo:paragraph-rsid="0011340d"/>
    </style:style>
    <style:style style:name="P24" style:family="paragraph" style:parent-style-name="Standard" style:list-style-name="L5">
      <style:text-properties officeooo:paragraph-rsid="0011fe2a"/>
    </style:style>
    <style:style style:name="P25" style:family="paragraph" style:parent-style-name="Standard">
      <style:text-properties officeooo:paragraph-rsid="0011340d"/>
    </style:style>
    <style:style style:name="P26" style:family="paragraph" style:parent-style-name="Standard" style:list-style-name="L5">
      <style:text-properties officeooo:rsid="0011fe2a" officeooo:paragraph-rsid="0011fe2a"/>
    </style:style>
    <style:style style:name="P27" style:family="paragraph" style:parent-style-name="Standard" style:list-style-name="L5">
      <style:text-properties style:text-underline-style="solid" style:text-underline-width="auto" style:text-underline-color="font-color" officeooo:rsid="0011340d" officeooo:paragraph-rsid="0011340d"/>
    </style:style>
    <style:style style:name="P28" style:family="paragraph" style:parent-style-name="Standard">
      <style:paragraph-properties fo:margin-top="0.494cm" fo:margin-bottom="0.494cm" style:contextual-spacing="false" fo:line-height="100%"/>
      <style:text-properties officeooo:paragraph-rsid="0004661b"/>
    </style:style>
    <style:style style:name="P29" style:family="paragraph" style:parent-style-name="Text_20_body">
      <style:text-properties officeooo:rsid="000e94a1" officeooo:paragraph-rsid="000e94a1"/>
    </style:style>
    <style:style style:name="P30" style:family="paragraph" style:parent-style-name="Text_20_body">
      <style:text-properties officeooo:rsid="000e94a1" officeooo:paragraph-rsid="000f1b4d"/>
    </style:style>
    <style:style style:name="T1" style:family="text">
      <style:text-properties style:font-name-asian="Times New Roman1" style:language-asian="es" style:country-asian="ES" style:font-name-complex="Calibri"/>
    </style:style>
    <style:style style:name="T2" style:family="text">
      <style:text-properties style:font-name="Segoe UI Emoji" style:font-name-asian="Segoe UI Emoji1" style:language-asian="es" style:country-asian="ES" style:font-name-complex="Segoe UI Emoji1"/>
    </style:style>
    <style:style style:name="T3" style:family="text">
      <style:text-properties style:font-name="Segoe UI Emoji" officeooo:rsid="0005586e" style:font-name-asian="Segoe UI Emoji1" style:language-asian="es" style:country-asian="ES" style:font-name-complex="Segoe UI Emoji1"/>
    </style:style>
    <style:style style:name="T4" style:family="text">
      <style:text-properties style:font-name="Segoe UI Emoji" officeooo:rsid="000d2acc" style:font-name-asian="Segoe UI Emoji1" style:language-asian="es" style:country-asian="ES" style:font-name-complex="Segoe UI Emoji1"/>
    </style:style>
    <style:style style:name="T5" style:family="text">
      <style:text-properties style:font-name="Segoe UI Emoji" fo:font-weight="bold" style:font-name-asian="Segoe UI Emoji1" style:language-asian="es" style:country-asian="ES" style:font-weight-asian="bold" style:font-name-complex="Segoe UI Emoji1" style:font-weight-complex="bold"/>
    </style:style>
    <style:style style:name="T6" style:family="text">
      <style:text-properties style:font-name="Segoe UI Emoji" fo:font-weight="bold" officeooo:rsid="000d2acc" style:font-name-asian="Segoe UI Emoji1" style:language-asian="es" style:country-asian="ES" style:font-weight-asian="bold" style:font-name-complex="Segoe UI Emoji1" style:font-weight-complex="bold"/>
    </style:style>
    <style:style style:name="T7" style:family="text">
      <style:text-properties style:font-name="Segoe UI Emoji" fo:background-color="#ffff00" loext:char-shading-value="0" style:font-name-asian="Segoe UI Emoji1" style:language-asian="es" style:country-asian="ES" style:font-name-complex="Segoe UI Emoji1"/>
    </style:style>
    <style:style style:name="T8" style:family="text">
      <style:text-properties style:font-name="Segoe UI Emoji" officeooo:rsid="000d2acc" fo:background-color="#ffff00" loext:char-shading-value="0" style:font-name-asian="Segoe UI Emoji1" style:language-asian="es" style:country-asian="ES" style:font-name-complex="Segoe UI Emoji1"/>
    </style:style>
    <style:style style:name="T9" style:family="text">
      <style:text-properties fo:font-weight="bold" style:font-name-asian="Times New Roman1" style:language-asian="es" style:country-asian="ES" style:font-weight-asian="bold" style:font-name-complex="Calibri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340d" style:font-weight-asian="bold" style:font-weight-complex="bold"/>
    </style:style>
    <style:style style:name="T12" style:family="text">
      <style:text-properties officeooo:rsid="00073518"/>
    </style:style>
    <style:style style:name="T13" style:family="text">
      <style:text-properties officeooo:rsid="000f1b4d"/>
    </style:style>
    <style:style style:name="T14" style:family="text">
      <style:text-properties officeooo:rsid="0010fb67"/>
    </style:style>
    <style:style style:name="T15" style:family="text">
      <style:text-properties officeooo:rsid="0011340d"/>
    </style:style>
    <style:style style:name="T16" style:family="text">
      <style:text-properties officeooo:rsid="0011fe2a"/>
    </style:style>
    <style:style style:name="T17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inici"/><text:span text:style-name="T9"/></text:p>
      <text:table-of-content text:style-name="Sect1" text:protected="true" text:name="Sumario1">
        <text:table-of-content-source text:outline-level="10">
          <text:index-title-template text:style-name="Contents_20_Heading">M7 exercici extra CINEM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M7 exercici extra CINEMA</text:p>
          </text:index-title>
          <text:p text:style-name="P2"><text:a xlink:type="simple" xlink:href="#__RefHeading___Toc592_2218232487" text:style-name="Index_20_Link" text:visited-style-name="Index_20_Link">ENUNCIAT:<text:tab/>1</text:a></text:p>
          <text:p text:style-name="P2"><text:a xlink:type="simple" xlink:href="#__RefHeading___Toc596_2218232487" text:style-name="Index_20_Link" text:visited-style-name="Index_20_Link">JAVA ASCII<text:tab/>2</text:a></text:p>
          <text:p text:style-name="P3"><text:a xlink:type="simple" xlink:href="#__RefHeading___Toc598_2218232487" text:style-name="Index_20_Link" text:visited-style-name="Index_20_Link">Caracters ASCII<text:tab/>2</text:a></text:p>
          <text:p text:style-name="P3"><text:a xlink:type="simple" xlink:href="#__RefHeading___Toc600_2218232487" text:style-name="Index_20_Link" text:visited-style-name="Index_20_Link">ASCII to Char<text:tab/>2</text:a></text:p>
          <text:p text:style-name="P3"><text:a xlink:type="simple" xlink:href="#__RefHeading___Toc602_2218232487" text:style-name="Index_20_Link" text:visited-style-name="Index_20_Link">Char to ASCII<text:tab/>2</text:a></text:p>
          <text:p text:style-name="P2"><text:a xlink:type="simple" xlink:href="#__RefHeading___Toc594_2218232487" text:style-name="Index_20_Link" text:visited-style-name="Index_20_Link">TO DO<text:tab/>2</text:a></text:p>
        </text:index-body>
      </text:table-of-content>
      <text:p text:style-name="P19"><text:span text:style-name="T9"/></text:p>
      <text:p text:style-name="P19"><text:span text:style-name="T9"/></text:p>
      <text:p text:style-name="P19"><text:span text:style-name="T9"/></text:p>
      <text:h text:style-name="P1" text:outline-level="1"><text:bookmark-start text:name="__RefHeading___Toc592_2218232487"/>ENUNCIAT:<text:bookmark-end text:name="__RefHeading___Toc592_2218232487"/></text:h>
      <text:p text:style-name="P28"><text:span text:style-name="T1">Nos piden hacer un programa orientado a objetos sobre un cine (solo de una sala) tiene un conjunto de asientos (3 filas por 5 columnas).</text:span></text:p>
      <text:p text:style-name="P28"><text:span text:style-name="T1"><text:line-break/>Del cine nos interesa conocer la película que se está reproduciendo y el precio de la entrada en el cine.</text:span></text:p>
      <text:p text:style-name="P28"><text:span text:style-name="T1">De las películas nos interesa saber el título, duración, edad mínima y director.</text:span></text:p>
      <text:p text:style-name="P28"><text:span text:style-name="T1">Del espectador, nos interesa saber su nombre, edad y el dinero que tiene.</text:span></text:p>
      <text:p text:style-name="P28"><text:span text:style-name="T1">Los asientos son etiquetados por una letra (columna) y un número (fila), como se muestra en la tabla. También deberemos saber si está ocupado o no el asiento.</text:span></text:p>
      <text:p text:style-name="P28"><text:span text:style-name="T1">1A 1B 1C 1D 1E</text:span></text:p>
      <text:p text:style-name="P28"><text:span text:style-name="T1">2A 2B 2C 2D 2E</text:span></text:p>
      <text:p text:style-name="P28"><text:span text:style-name="T1">3A 3B 3C 3D 3E</text:span></text:p>
      <text:p text:style-name="P28"><text:span text:style-name="T1">Realizaremos una pequeña simulación, en el que generaremos entre 5 y 10 espectadores y los sentaremos aleatoriamente de uno en uno (no podemos donde ya este ocupado).<text:line-break/></text:span></text:p>
      <text:p text:style-name="P28"><text:span text:style-name="T1">Solo se podrá sentar si tienen el suficiente dinero, hay espacio libre y tiene edad para ver la película, en caso de que el asiento este ocupado le buscamos uno libre.<text:line-break/>Los datos del espectador y la película pueden ser totalmente aleatorios.</text:span></text:p>
      <text:p text:style-name="P28"><text:soft-page-break/><text:span text:style-name="T1">La simulación deberá ir mostrando los pasos de cálculo, por ejemplo:</text:span></text:p>
      <text:list xml:id="list2946474090" text:style-name="WWNum6">
        <text:list-item>
          <text:p text:style-name="P15"><text:span text:style-name="T1">Llenando la sala para la película “…” con precio X€ para mayores de X edad.</text:span></text:p>
        </text:list-item>
        <text:list-item>
          <text:p text:style-name="P16"><text:span text:style-name="T1">Sentando al espectador Pedro, con X años y X dinero</text:span></text:p>
        </text:list-item>
        <text:list-item>
          <text:p text:style-name="P16"><text:span text:style-name="T1">El espectador no tiene suficiente dinero</text:span></text:p>
        </text:list-item>
        <text:list-item>
          <text:p text:style-name="P16"><text:span text:style-name="T1">Sentando a la espectadora Ana, con X años y X dinero</text:span></text:p>
        </text:list-item>
        <text:list-item>
          <text:p text:style-name="P16"><text:span text:style-name="T1">Sentada en el asiento 1C</text:span></text:p>
        </text:list-item>
        <text:list-item>
          <text:p text:style-name="P16"><text:span text:style-name="T1">Sentando a la espectadora Silvia, con X años y X dinero</text:span></text:p>
        </text:list-item>
        <text:list-item>
          <text:p text:style-name="P16"><text:span text:style-name="T1">La espectadora no tiene suficiente edad</text:span></text:p>
        </text:list-item>
        <text:list-item>
          <text:p text:style-name="P16"><text:span text:style-name="T1">Sentando al espectador Daniel, con X años y X dinero</text:span></text:p>
        </text:list-item>
        <text:list-item>
          <text:p text:style-name="P16"><text:span text:style-name="T1">El asiento 1C está ocupado, tratando de buscar otro asiento</text:span></text:p>
        </text:list-item>
        <text:list-item>
          <text:p text:style-name="P16"><text:span text:style-name="T1">Sentado en el asiento 2B</text:span></text:p>
        </text:list-item>
        <text:list-item>
          <text:p text:style-name="P16"><text:span text:style-name="T1">…</text:span></text:p>
        </text:list-item>
        <text:list-item>
          <text:p text:style-name="P6"><text:span text:style-name="T1">Se han gestionado todos los espectadores </text:span><text:span text:style-name="T2">😊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  <text:h text:style-name="P1" text:outline-level="1"><text:bookmark-start text:name="__RefHeading___Toc596_2218232487"/>JAVA ASCII<text:bookmark-end text:name="__RefHeading___Toc596_2218232487"/></text:h>
      <text:h text:style-name="P4" text:outline-level="2"><text:bookmark-start text:name="__RefHeading___Toc598_2218232487"/>Caracters ASCII <text:bookmark-end text:name="__RefHeading___Toc598_2218232487"/></text:h>
      <text:p text:style-name="P20"><text:tab/>A <text:span text:style-name="T12">[65]</text:span>..Z<text:span text:style-name="T12">[90]</text:span></text:p>
      <text:h text:style-name="P5" text:outline-level="2"><text:bookmark-start text:name="__RefHeading___Toc600_2218232487"/>ASCII to Char - Char to ASCII<text:bookmark-end text:name="__RefHeading___Toc600_2218232487"/></text:h>
      <text:p text:style-name="P21"><text:tab/><text:span text:style-name="Source_20_Text">int asciiValue = 'a';</text:span></text:p>
      <text:p text:style-name="P21"><text:span text:style-name="Source_20_Text"><text:s text:c="5"/>System.out.println("ASCII Numeric Value: "+asciiValue);</text:span></text:p>
      <text:p text:style-name="P21"><text:span text:style-name="Source_20_Text"><text:tab/>int asciiValue = 97;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 text:c="5"/>char convertedChar = (char)asciiValue;</text:span></text:p>
      <text:p text:style-name="P21"><text:span text:style-name="Source_20_Text"><text:s text:c="5"/>System.out.println(convertedChar);</text:span></text:p>
      <text:h text:style-name="Heading_20_2" text:outline-level="2"><text:bookmark-start text:name="__RefHeading___Toc602_2218232487"/><text:bookmark-end text:name="__RefHeading___Toc602_2218232487"/></text:h>
      <text:h text:style-name="Heading_20_2" text:outline-level="2">Em Quedo a :</text:h>
      <text:list xml:id="list4225511248" text:style-name="L5">
        <text:list-item>
          <text:p text:style-name="P24"><text:span text:style-name="T11">Classe:</text:span><text:span text:style-name="T15"> </text:span><text:span text:style-name="T16">M7Cine</text:span></text:p>
          <text:list>
            <text:list-item>
              <text:p text:style-name="P24"><text:span text:style-name="T11">Mètode:</text:span><text:span text:style-name="T15"> </text:span><text:span text:style-name="T16">gestió entrades, opcio 1 seleccionar cinema </text:span><text:span text:style-name="T15"><text:s/></text:span></text:p>
            </text:list-item>
            <text:list-item>
              <text:p text:style-name="P26"><text:span text:style-name="T10">Línia:</text:span> 185</text:p>
            </text:list-item>
          </text:list>
          <text:p text:style-name="P27"/>
        </text:list-item>
      </text:list>
      <text:p text:style-name="P25"/>
      <text:list xml:id="list92435521571523" text:continue-numbering="true" text:style-name="L5">
        <text:list-item>
          <text:list>
            <text:list-header>
              <text:p text:style-name="P23"><text:span text:style-name="T15"><text:tab/><text:tab/> <text:s text:c="4"/></text:span></text:p>
            </text:list-header>
          </text:list>
        </text:list-item>
      </text:list>
      <text:p text:style-name="P22"><text:tab/><text:tab/><text:tab/></text:p>
      <text:h text:style-name="P1" text:outline-level="1"><text:bookmark-start text:name="__RefHeading___Toc594_2218232487"/>TO DO<text:bookmark-end text:name="__RefHeading___Toc594_2218232487"/></text:h>
      <text:p text:style-name="P17"><text:span text:style-name="T2"/></text:p>
      <text:list xml:id="list3655589930" text:style-name="L3">
        <text:list-item>
          <text:p text:style-name="P8"><text:span text:style-name="T2">Quins elements emma. a l’array? <text:tab/><text:tab/></text:span><text:span text:style-name="T5">Espectador</text:span></text:p>
        </text:list-item>
        <text:list-item>
          <text:p text:style-name="P12"><text:span text:style-name="T2">On crear l’array de espectadors : (</text:span><text:span text:style-name="T5">classe </text:span><text:span text:style-name="T6">Sala</text:span><text:span text:style-name="T5"> </text:span><text:span text:style-name="T2">o main)</text:span></text:p>
          <text:list>
            <text:list-item>
              <text:p text:style-name="P11"><text:soft-page-break/><text:span text:style-name="T2">Així cada </text:span><text:span text:style-name="T4">sala </text:span><text:span text:style-name="T2">té la seva sala de butaques.</text:span></text:p>
            </text:list-item>
          </text:list>
        </text:list-item>
        <text:list-item>
          <text:p text:style-name="P9"><text:span text:style-name="T2">Caldra inicialitzar totes les butaques a l’inici? </text:span></text:p>
          <text:list>
            <text:list-item>
              <text:p text:style-name="P10"><text:span text:style-name="T2">No, </text:span><text:span text:style-name="T3">si la butaca no està ocupada sera null;</text:span></text:p>
            </text:list-item>
          </text:list>
        </text:list-item>
        <text:list-item>
          <text:p text:style-name="P8"><text:span text:style-name="T2">Al crear el cinema s’ha de demanar la estructura del cine (aforament) columnes, files?</text:span></text:p>
        </text:list-item>
        <text:list-item>
          <text:p text:style-name="P13"><text:span text:style-name="T8">C</text:span><text:span text:style-name="T7">lasse </text:span><text:span text:style-name="T8">Sala </text:span><text:span text:style-name="T7">afegir les propietat files I columnes </text:span></text:p>
        </text:list-item>
      </text:list>
      <text:p text:style-name="P18"><text:span text:style-name="T2"/></text:p>
      <text:p text:style-name="P18"><text:span text:style-name="T2"/></text:p>
      <text:h text:style-name="Heading_20_2" text:outline-level="2">CINEMA</text:h>
      <text:p text:style-name="P29"><text:tab/>Creo el cinema I dimensiono la sala.</text:p>
      <text:p text:style-name="P30"><text:tab/><text:span text:style-name="T13">menú : Seleccionar cinema, </text:span></text:p>
      <text:p text:style-name="P30"><text:span text:style-name="T13"><text:tab/><text:tab/>Seleccionar Sala, crear sala, Eliminar sala </text:span></text:p>
      <text:p text:style-name="P30"><text:tab/><text:tab/><text:span text:style-name="T14">AssignarPelicula, veure pelicula, </text:span></text:p>
      <text:p text:style-name="P30"><text:tab/><text:tab/><text:span text:style-name="T14">AssignarPreuEntrada, Veure preu entrada</text:span></text:p>
      <text:p text:style-name="P30"><text:span text:style-name="T13"><text:tab/><text:tab/>Afegir entrada, eliminarEntrada, consultarEntrada, veure sala, </text:span><text:span text:style-name="T14">recaudació de la sala</text:span></text:p>
      <text:p text:style-name="P29"/>
      <text:h text:style-name="Heading_20_2" text:outline-level="2">SALA</text:h>
      <text:list xml:id="list1670759866" text:style-name="L4">
        <text:list-item>
          <text:p text:style-name="P14"><text:span text:style-name="T2">Fer el menú amb Afegir entrada, eliminar entrada I consultar entrada.</text:span></text:p>
        </text:list-item>
      </text:list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7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25T09:24:33.780000000</dc:date>
    <meta:editing-duration>P4DT7H49M39S</meta:editing-duration>
    <meta:editing-cycles>9</meta:editing-cycles>
    <meta:document-statistic meta:table-count="0" meta:image-count="0" meta:object-count="0" meta:page-count="3" meta:paragraph-count="64" meta:word-count="497" meta:character-count="2800" meta:non-whitespace-character-count="2339"/>
  </office:meta>
</office:document-meta>
</file>